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list-style-name="L3"/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1573275" text:style-name="L3">
        <text:list-item>
          <text:p text:style-name="P2"><office:annotation><dc:creator>Davide Moro</dc:creator><dc:date>2014-02-21T17:18:51</dc:date><text:p text:style-name="P4"><text:span text:style-name="T1">do text if R35&gt;=0</text:span></text:p></office:annotation>Should appear</text:p>
        </text:list-item>
        <text:list-item>
          <text:p text:style-name="P2"><office:annotation><dc:creator>Davide Moro</dc:creator><dc:date>2014-02-21T17:19:31</dc:date><text:p text:style-name="P4"><text:span text:style-name="T1">do text if R35&lt;0</text:span></text:p></office:annotation>Should not appe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Moro</meta:initial-creator>
    <meta:creation-date>2014-02-21T17:11:15</meta:creation-date>
    <dc:date>2014-02-21T17:25:58</dc:date>
    <dc:creator>Davide Moro</dc:creator>
    <meta:editing-duration>PT14M44S</meta:editing-duration>
    <meta:editing-cycles>6</meta:editing-cycles>
    <meta:generator>LibreOffice/3.4$Unix LibreOffice_project/340m1$Build-402</meta:generator>
    <meta:document-statistic meta:table-count="0" meta:image-count="0" meta:object-count="0" meta:page-count="1" meta:paragraph-count="2" meta:word-count="9" meta:character-count="34" meta:non-whitespace-character-count="31"/>
  </office:meta>
</office:document-meta>
</file>